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21T11:26:00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444cm" svg:y="1.041cm" svg:width="13.808cm" svg:height="6.739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